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fo:font-size="16pt" officeooo:rsid="0003e078" officeooo:paragraph-rsid="0003e078" style:font-size-asian="16pt" style:font-size-complex="16pt"/>
    </style:style>
    <style:style style:name="P2" style:family="paragraph" style:parent-style-name="Standard">
      <style:text-properties style:font-name="Liberation Serif" fo:font-size="16pt" officeooo:paragraph-rsid="0003e078"/>
    </style:style>
    <style:style style:name="P3" style:family="paragraph" style:parent-style-name="Standard">
      <style:text-properties style:font-name="Liberation Serif" fo:font-size="13.5pt"/>
    </style:style>
    <style:style style:name="P4" style:family="paragraph" style:parent-style-name="Standard">
      <style:text-properties style:font-name="Liberation Serif" fo:font-size="13.5pt" officeooo:paragraph-rsid="00081b7b"/>
    </style:style>
    <style:style style:name="P5" style:family="paragraph" style:parent-style-name="Standard">
      <style:text-properties style:font-name="Liberation Serif" fo:font-size="13.5pt" officeooo:paragraph-rsid="0003e078"/>
    </style:style>
    <style:style style:name="P6" style:family="paragraph" style:parent-style-name="Standard">
      <style:text-properties style:font-name="Liberation Serif" fo:font-size="13.5pt" officeooo:paragraph-rsid="00049c19"/>
    </style:style>
    <style:style style:name="P7" style:family="paragraph" style:parent-style-name="Standard">
      <style:text-properties style:font-name="Liberation Serif" fo:font-size="13.5pt" officeooo:rsid="00049c19" officeooo:paragraph-rsid="00049c19"/>
    </style:style>
    <style:style style:name="P8" style:family="paragraph" style:parent-style-name="Standard">
      <style:text-properties style:font-name="Liberation Serif" fo:font-size="13.5pt" officeooo:rsid="00049c19" officeooo:paragraph-rsid="00062453"/>
    </style:style>
    <style:style style:name="P9" style:family="paragraph" style:parent-style-name="Standard">
      <style:text-properties style:font-name="Liberation Serif" fo:font-size="13.5pt" officeooo:rsid="000888fa" officeooo:paragraph-rsid="000888fa"/>
    </style:style>
    <style:style style:name="P10" style:family="paragraph" style:parent-style-name="Standard">
      <style:text-properties style:font-name="Liberation Serif" fo:font-size="13.5pt" officeooo:paragraph-rsid="000888fa"/>
    </style:style>
    <style:style style:name="P11" style:family="paragraph" style:parent-style-name="Standard">
      <style:text-properties style:font-name="Liberation Serif" officeooo:paragraph-rsid="00062453"/>
    </style:style>
    <style:style style:name="P12" style:family="paragraph" style:parent-style-name="Standard">
      <style:text-properties style:font-name="Liberation Serif" officeooo:rsid="00062453" officeooo:paragraph-rsid="00062453"/>
    </style:style>
    <style:style style:name="P13" style:family="paragraph" style:parent-style-name="Standard">
      <style:text-properties style:font-name="Liberation Serif" officeooo:rsid="00072585" officeooo:paragraph-rsid="00072585"/>
    </style:style>
    <style:style style:name="T1" style:family="text">
      <style:text-properties officeooo:rsid="0003e078"/>
    </style:style>
    <style:style style:name="T2" style:family="text">
      <style:text-properties officeooo:rsid="0003e078" style:font-size-asian="16pt" style:font-size-complex="16pt"/>
    </style:style>
    <style:style style:name="T3" style:family="text">
      <style:text-properties officeooo:rsid="00049c19"/>
    </style:style>
    <style:style style:name="T4" style:family="text">
      <style:text-properties officeooo:rsid="00062453"/>
    </style:style>
    <style:style style:name="T5" style:family="text">
      <style:text-properties fo:font-size="13.5pt"/>
    </style:style>
    <style:style style:name="T6" style:family="text">
      <style:text-properties fo:font-size="13.5pt" officeooo:rsid="00062453"/>
    </style:style>
    <style:style style:name="T7" style:family="text">
      <style:text-properties fo:font-size="13.5pt" officeooo:rsid="00072585"/>
    </style:style>
    <style:style style:name="T8" style:family="text">
      <style:text-properties officeooo:rsid="000888fa"/>
    </style:style>
    <style:style style:name="T9" style:family="text">
      <style:text-properties officeooo:rsid="00094442"/>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Assignment No:1</text:p>
      <text:p text:style-name="P1"/>
      <text:p text:style-name="P1">1. Why is software development life cycle important?</text:p>
      <text:p text:style-name="P1"/>
      <text:p text:style-name="P1">Ans: SDLC helps in creating software solutions that will meet the rerquirements of the customers. It follows a particular standardised phase which will help in creating client based solutions and satisfying the customers.</text:p>
      <text:p text:style-name="P1"/>
      <text:p text:style-name="P1"/>
      <text:p text:style-name="P2"><text:span text:style-name="T2">2. </text:span><text:span text:style-name="T5">Come up with Entry and Exit criteria for each phases of </text:span></text:p>
      <text:p text:style-name="P3">project management life cycle?</text:p>
      <text:p text:style-name="P3"/>
      <text:p text:style-name="P4"><text:span text:style-name="T1">Ans: There are five phases for project management:</text:span></text:p>
      <text:p text:style-name="P4"><text:span text:style-name="T1">1. Project initiation:</text:span></text:p>
      <text:p text:style-name="P4"><text:tab/><text:span text:style-name="T8">Entry: Develop a business Case</text:span></text:p>
      <text:p text:style-name="P9"><text:tab/>Exit: Setup project office</text:p>
      <text:p text:style-name="P9">2. project Planning:</text:p>
      <text:p text:style-name="P9">Entry: Create a Project Plan</text:p>
      <text:p text:style-name="P9">Exit: Create a procurement plan</text:p>
      <text:p text:style-name="P9">3. Project Execution:</text:p>
      <text:p text:style-name="P9">Entry: Perform time management</text:p>
      <text:p text:style-name="P9">Exit: Perform phase review</text:p>
      <text:p text:style-name="P9">4. Project monitoring and Controlling</text:p>
      <text:p text:style-name="P9"><text:s text:c="4"/><text:span text:style-name="T9">Every phase will have monitoring and controlling</text:span></text:p>
      <text:p text:style-name="P9">5. Project Closure:</text:p>
      <text:p text:style-name="P9">Entry: Project closure report</text:p>
      <text:p text:style-name="P9"><text:span text:style-name="T9">E</text:span>xit: <text:span text:style-name="T9">Project implementation review</text:span></text:p>
      <text:p text:style-name="P10"/>
      <text:p text:style-name="P10"/>
      <text:p text:style-name="P5"/>
      <text:p text:style-name="P6"><text:span text:style-name="T3">3. </text:span>What are the roles of a Business Analyst? Why is Business Analysis crucial for a project success?</text:p>
      <text:p text:style-name="P7"/>
      <text:p text:style-name="P8">Ans: A Business Analyst is the Liason between the Client and the Poject Team. Business Analyst gather the information from the client about his requirements and problems he faces. </text:p>
      <text:p text:style-name="P8">Business Analysis is very crucial for any project success because this is an <text:span text:style-name="T4">important step where the customer’s needs are gathered and there are high chances that the mistakes would creep in at this stage. It is also very costly to rectify the mistakes occured at this stage if we find it only on a later stage.</text:span></text:p>
      <text:p text:style-name="P8"/>
      <text:p text:style-name="P8"/>
      <text:p text:style-name="P11"><text:soft-page-break/><text:span text:style-name="T6">4. Define the roles and responsibilities of a project manager?</text:span></text:p>
      <text:p text:style-name="P11"><text:span text:style-name="T6"/></text:p>
      <text:p text:style-name="P11"><text:span text:style-name="T6">Ans: A Project manager is the one who is responsible for the successful initiation,</text:span><text:span text:style-name="T5">planning, design, execution, monitoring, controlling and closure of a </text:span><text:span text:style-name="T6">project.</text:span></text:p>
      <text:p text:style-name="P12"><text:span text:style-name="T7">R</text:span><text:span text:style-name="T5">esponsibilities of a project manager:</text:span></text:p>
      <text:p text:style-name="P11"><text:span text:style-name="T6">* </text:span><text:span text:style-name="T5">Planning and Defining Scope</text:span></text:p>
      <text:p text:style-name="P11"><text:span text:style-name="T5">* </text:span><text:span text:style-name="T7">Budgeting</text:span></text:p>
      <text:p text:style-name="P11"><text:span text:style-name="T7">* Resource Planning</text:span></text:p>
      <text:p text:style-name="P11"><text:span text:style-name="T7">* Work Breakdown Structure (WBS)</text:span></text:p>
      <text:p text:style-name="P11"><text:span text:style-name="T7">* Time Estimation</text:span></text:p>
      <text:p text:style-name="P11"><text:span text:style-name="T7">* Cost Estimation</text:span></text:p>
      <text:p text:style-name="P11"><text:span text:style-name="T7">* Documentation</text:span></text:p>
      <text:p text:style-name="P13"><text:span text:style-name="T5">Roles of a project manager:</text:span></text:p>
      <text:p text:style-name="P13"><text:span text:style-name="T5">* A project manager should be diplomatic</text:span></text:p>
      <text:p text:style-name="P13"><text:span text:style-name="T5">* He should delegate the work</text:span></text:p>
      <text:p text:style-name="P13"><text:span text:style-name="T5">* He should be a motivator</text:span></text:p>
      <text:p text:style-name="P13"><text:span text:style-name="T5">* He should lead by example</text:span></text:p>
      <text:p text:style-name="P13"><text:span text:style-name="T5">* He should be decisive</text:span></text:p>
      <text:p text:style-name="P13"><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6T19:18:28.018810363</meta:creation-date>
    <dc:date>2016-08-16T20:27:07.609027076</dc:date>
    <meta:editing-duration>PT14M28S</meta:editing-duration>
    <meta:editing-cycles>2</meta:editing-cycles>
    <meta:generator>LibreOffice/5.1.4.2$Linux_X86_64 LibreOffice_project/10m0$Build-2</meta:generator>
    <meta:document-statistic meta:table-count="0" meta:image-count="0" meta:object-count="0" meta:page-count="2" meta:paragraph-count="39" meta:word-count="326" meta:character-count="2000" meta:non-whitespace-character-count="1705"/>
  </office:meta>
</office:document-meta>
</file>